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怡靜 | 2007.11.06 14:45 | </text:span><text:span text:style-name="T2">#</text:span></text:p>
      <text:p text:style-name="P2"><text:span text:style-name="T1">看到陳真貼的賣子彈的新聞，剛好11月份的New Internationalist 雜誌主題是談Depleted Uranium: Poisoned legacy (禍害遺千年的貧釉彈)，有興趣的朋友可以去找來看。</text:span></text:p>
      <text:p text:style-name="P2"><text:span text:style-name="T1">NI的網站(http://www.newint.org/)</text:span><text:span text:style-name="T3"><text:line-break/></text:span><text:span text:style-name="T1">應該兩至三個月後會放上該期雜誌的全文，不過如果你不討厭看英文，經濟上也許可（一年12期大概台幣二千多元），建議可以跟他們訂閱紙張版本，順便支持一下優良雜誌。</text:span></text:p>
      <text:p text:style-name="P1"><text:span text:style-name="T1">學姊 | 2007.11.05 13:27 | </text:span><text:span text:style-name="T2">#</text:span></text:p>
      <text:p text:style-name="P3"><text:span text:style-name="T1">感謝一位香港朋友佩妍替我們譯出了一篇遲來的文章! 這是六月份AI推出的一份佔領四十週年的摘要版, 有興趣的朋友, 可以再閱讀全文 (文末有連結).</text:span><text:span text:style-name="T3"><text:line-break/></text:span></text:p>
      <text:p text:style-name="P1"><text:span text:style-name="T1">陳真 | 2007.11.05 11:59 | </text:span><text:span text:style-name="T2">#</text:span></text:p>
      <text:p text:style-name="P2"><text:span text:style-name="T1">不知道各位對軍火貿易反不反感? 如果我所知訊息沒錯,越戰也是台灣供應子彈,你很難說自己在政治上是清白無辜的,所有這一切都跟我們每個人脫離不了關係.</text:span></text:p>
      <text:p text:style-name="P2"><text:span text:style-name="T1">一億發子彈準備要打死多少人? 打得越多賺得越多,不折不扣的血汗錢. 這世界真正的統治者是軍火商.</text:span></text:p>
      <text:p text:style-name="P2"><text:span text:style-name="T1">陳真</text:span><text:span text:style-name="T3"><text:line-break/></text:span><text:span text:style-name="T1">.....................</text:span><text:span text:style-name="T3"><text:line-break/></text:span><text:span text:style-name="T1">中時</text:span></text:p>
      <text:p text:style-name="P2"><text:span text:style-name="T1">億發子彈售美 我小賺5千萬</text:span></text:p>
      <text:p text:style-name="P2"><text:span text:style-name="T1">更新日期:2007/11/05 04:39 記者:　吳明杰／台北報導</text:span></text:p>
      <text:p text:style-name="P2"><text:span text:style-name="T1">　台美間向來只有台灣捧上鈔票向美國買武器，從未有美軍花錢向國軍買武器。最近國軍終於有機會從美軍口袋中拿了一點「零頭」回來，因國軍出售一批一億發、五點五六步槍子彈給美軍，已在近期交貨，一枚子彈約五塊六，扣掉成本其實只賺五毛，但還是為軍方小賺了近五千萬台幣。</text:span></text:p>
      <text:p text:style-name="P2"><text:span text:style-name="T1">　據指出，這項交易是採每年換約方式進行，我軍方原規畫以五年時程進行，每年交給美方一億發子彈，全案金額廿多億台幣，去年執行第一年約，今年完成第一批一億顆子彈交貨。</text:span></text:p>
      <text:p text:style-name="P2"><text:span text:style-name="T1">　首度外銷 避免二○五關廠</text:span></text:p>
      <text:p text:style-name="P2"><text:span text:style-name="T1">　美方一架F-16C/D戰機售台價格，含彈藥平均就要將近廿四億台幣，國軍售美子彈一枚才五元，雙方的軍售關係完全不對等，軍方官員對此解釋說，我賣美軍子彈不是為了賺錢，只要不賠本就算不錯，低價售美子彈，其目的只是為了維持國軍生產製造中心二○五廠的生產線能量，如果沒有這批交易，二○五廠恐怕要關門大吉。</text:span></text:p>
      <text:p text:style-name="P2"><text:span text:style-name="T1">　據了解，這項首見的台灣對美子彈軍售案，過程並不順利，期間一度峰迴路轉，雙方還因價格一直無法談攏差點胎死腹中，美方為此案甚至請出前國防部長柯恩出面斡旋，最後雙方各退一步，美方也補貼部分成本，國軍生產的這億發子彈才順利交貨並配發到美軍部隊中。</text:span></text:p>
      <text:p text:style-name="P2"><text:span text:style-name="T1">　一發五點六元 超低價競標</text:span></text:p>
      <text:p text:style-name="P2"><text:span text:style-name="T1">　據指出，美軍因在伊拉克戰爭耗損大量槍彈，需快速彌補軍需，我國防部生產製造中心經國際競標，在去年獲得生產一億發美軍五點五六步槍彈的訂單。</text:span></text:p>
      <text:p text:style-name="P2"><text:span text:style-name="T1">　據了解，這項台灣對美軍售案，原本是美國國防部公開招標後，由美商通用動力公司得標，然後再發包給次合約商，該家廠商再發文給包括台灣、新加坡和南韓等有能力製造五點五六步槍彈的國家探詢競標意願，我方最後是以每發五點六元的最低價格取得這項標案，但整個交易案是以廠商對廠商方式進行，我方委由軍備局生產製造中心二○五廠生產並洽談合約。</text:span><text:span text:style-name="T3"><text:line-break/></text:span></text:p>
      <text:p text:style-name="P1"><text:span text:style-name="T1">怡靜 | 2007.11.02 21:22 | </text:span><text:span text:style-name="T2">#</text:span></text:p>
      <text:p text:style-name="P3"><text:span text:style-name="T1">剛剛發現的一本新書，</text:span></text:p>
      <text:p text:style-name="P3"><text:span text:style-name="T1">回家：橄欖油與無花果樹的記憶(I saw Ramallah)</text:span></text:p>
      <text:p text:style-name="P3"><text:span text:style-name="T1">不知道好不好看，博客來上有內容試讀，還有薩依德（Edward W. Said）寫的前言</text:span><text:span text:style-name="T3"><text:line-break/></text:span><text:span text:style-name="T1">http://www.books.com.tw/exep/prod/booksfile.php?item=0010384527</text:span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